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66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ffff66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text-properties fo:font-family="メイリオ" style:font-family-generic="modern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family="メイリオ" style:font-family-generic="modern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メイリオ" style:font-family-generic="moder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5.25cm" svg:height="5.5cm" svg:x="1.25cm" svg:y="11cm">
          <text:p/>
        </draw:rect>
        <draw:frame draw:style-name="gr2" draw:text-style-name="P2" draw:layer="layout" svg:width="3cm" svg:height="0.886cm" svg:x="2.5cm" svg:y="15.5cm">
          <draw:text-box>
            <text:p text:style-name="P2"><text:span text:style-name="T1">index.html</text:span></text:p>
          </draw:text-box>
        </draw:frame>
        <draw:rect draw:style-name="gr3" draw:text-style-name="P4" draw:layer="layout" svg:width="4.25cm" svg:height="1.25cm" svg:x="1.75cm" svg:y="11.5cm">
          <text:p text:style-name="P3"><text:span text:style-name="T1">mqttws31.js</text:span></text:p>
        </draw:rect>
        <draw:rect draw:style-name="gr3" draw:text-style-name="P4" draw:layer="layout" svg:width="4.25cm" svg:height="1.25cm" svg:x="1.75cm" svg:y="14cm">
          <text:p text:style-name="P3"><text:span text:style-name="T1">mqtt_pub_sub.js</text:span></text:p>
        </draw:rect>
        <draw:line draw:style-name="gr4" draw:text-style-name="P1" draw:layer="layout" svg:x1="4cm" svg:y1="14cm" svg:x2="4cm" svg:y2="13cm">
          <text:p/>
        </draw:line>
        <draw:rect draw:style-name="gr5" draw:text-style-name="P5" draw:layer="layout" svg:width="4.5cm" svg:height="2cm" svg:x="9cm" svg:y="11cm">
          <text:p text:style-name="P1"><text:span text:style-name="T2">mqtt-ws-bridge.go</text:span></text:p>
          <text:p text:style-name="P1"><text:span text:style-name="T2">(tcp:8080)</text:span></text:p>
        </draw:rect>
        <draw:rect draw:style-name="gr6" draw:text-style-name="P5" draw:layer="layout" svg:width="4.5cm" svg:height="2cm" svg:x="16cm" svg:y="11cm">
          <text:p text:style-name="P1"><text:span text:style-name="T2">mosquitto</text:span></text:p>
          <text:p text:style-name="P1"><text:span text:style-name="T2">(tcp:1883)</text:span></text:p>
        </draw:rect>
        <draw:line draw:style-name="gr4" draw:text-style-name="P1" draw:layer="layout" svg:x1="6cm" svg:y1="12.25cm" svg:x2="9cm" svg:y2="12.25cm">
          <text:p/>
        </draw:line>
        <draw:line draw:style-name="gr4" draw:text-style-name="P1" draw:layer="layout" svg:x1="13.5cm" svg:y1="12.25cm" svg:x2="16cm" svg:y2="12.25cm">
          <text:p/>
        </draw:line>
        <draw:custom-shape draw:style-name="gr7" draw:text-style-name="P4" draw:layer="layout" svg:width="3.75cm" svg:height="1.75cm" svg:x="7cm" svg:y="8.25cm">
          <text:p text:style-name="P4"><text:span text:style-name="T1">WebSocket</text:span></text:p>
          <draw:enhanced-geometry svg:viewBox="0 0 21600 21600" draw:text-areas="800 800 20800 20800" draw:type="round-rectangular-callout" draw:modifiers="2856.19834710744 48158.99486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3.75cm" svg:height="1.75cm" svg:x="14cm" svg:y="8.25cm">
          <text:p text:style-name="P4"><text:span text:style-name="T1">TCP</text:span></text:p>
          <text:p text:style-name="P4"><text:span text:style-name="T1">(MQTT)</text:span></text:p>
          <draw:enhanced-geometry svg:viewBox="0 0 21600 21600" draw:text-areas="800 800 20800 20800" draw:type="round-rectangular-callout" draw:modifiers="2856.19834710744 48158.99486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5-02-26T21:19:05.56</meta:creation-date>
    <dc:date>2015-02-26T21:40:18.85</dc:date>
    <dc:creator>_ </dc:creator>
    <meta:editing-duration>PT6M3S</meta:editing-duration>
    <meta:editing-cycles>1</meta:editing-cycles>
    <meta:document-statistic meta:object-count="11"/>
    <meta:generator>OpenOffice/4.1.1$Win32 OpenOffice.org_project/411m6$Build-9775</meta:generator>
  </office:meta>
</office:document-meta>
</file>